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12/meta.xml"/>
  <manifest:file-entry manifest:media-type="text/xml" manifest:full-path="Object 12/content.xml"/>
  <manifest:file-entry manifest:media-type="text/xml" manifest:full-path="Object 12/styles.xml"/>
  <manifest:file-entry manifest:media-type="application/vnd.oasis.opendocument.chart" manifest:full-path="Object 1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67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none" fo:font-weight="bold" style:font-weight-asian="bold" style:font-weight-complex="bold"/>
    </style:style>
    <style:style style:name="ce4" style:family="table-cell" style:parent-style-name="Default">
      <style:text-properties fo:font-size="10pt" fo:font-weight="bold" style:font-size-asian="10pt" style:font-size-complex="10pt"/>
    </style:style>
    <style:style style:name="ce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style:font-name="Arial" fo:font-size="10pt" fo:font-weight="bold" style:font-name-asian="Tahoma" style:font-size-asian="10pt" style:font-name-complex="Tahoma" style:font-size-complex="10pt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 style:data-style-name="N37">
      <style:text-properties fo:font-size="12pt" fo:font-weight="bold"/>
    </style:style>
    <style:style style:name="ce12" style:family="table-cell" style:parent-style-name="Default">
      <style:text-properties fo:font-size="12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ext-properties fo:font-size="12pt" fo:font-weight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weight-asian="bold" style:font-weight-complex="bold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ext-properties style:font-name="Arial" fo:font-weight="bold" style:font-name-asian="Tahoma" style:font-name-complex="Tahoma"/>
    </style:style>
    <style:style style:name="gr1" style:family="graphic">
      <style:graphic-properties draw:ole-draw-aspect="1"/>
    </style:style>
  </office:automatic-styles>
  <office:body>
    <office:spreadsheet>
      <table:table table:name="2012.new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0"/>
        <table:table-column table:style-name="co1" table:number-columns-repeated="9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Test April 2012 cluster01-10</text:p>
          </table:table-cell>
          <table:table-cell table:style-name="ce11" table:number-columns-repeated="2"/>
          <table:table-cell table:number-columns-repeated="4"/>
          <table:table-cell table:style-name="ce16"/>
          <table:table-cell table:number-columns-repeated="1014"/>
        </table:table-row>
        <table:table-row table:style-name="ro2">
          <table:table-cell table:style-name="ce1" table:number-columns-repeated="2"/>
          <table:table-cell table:style-name="ce5" office:value-type="string">
            <text:p>10 attrs, 1K values, 100000 reqs, 90% reads</text:p>
          </table:table-cell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 table:number-rows-repeated="2">
          <table:table-cell table:style-name="ce1" table:number-columns-repeated="2"/>
          <table:table-cell table:style-name="ce5"/>
          <table:table-cell table:style-name="ce12" table:number-columns-repeated="5"/>
          <table:table-cell table:style-name="ce1"/>
          <table:table-cell table:style-name="ce12" table:number-columns-repeated="3"/>
          <table:table-cell table:style-name="ce1" table:number-columns-repeated="1012"/>
        </table:table-row>
        <table:table-row table:style-name="ro2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6">
            <text:p>16</text:p>
          </table:table-cell>
          <table:table-cell table:style-name="ce17" table:number-columns-repeated="2"/>
          <table:table-cell table:style-name="ce12"/>
          <table:table-cell table:style-name="ce1" table:number-columns-repeated="1012"/>
        </table:table-row>
        <table:table-row table:style-name="ro1">
          <table:table-cell table:style-name="ce1" table:number-columns-repeated="2"/>
          <table:table-cell table:style-name="ce5" office:value-type="string">
            <text:p>Static: index.html</text:p>
          </table:table-cell>
          <table:table-cell table:number-columns-repeated="6" table:style-name="ce1" office:value-type="float" office:value="31000">
            <text:p>310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Static: web/static.jsp</text:p>
          </table:table-cell>
          <table:table-cell table:style-name="ce1" office:value-type="float" office:value="28860">
            <text:p>28860</text:p>
          </table:table-cell>
          <table:table-cell table:style-name="ce1" office:value-type="float" office:value="30376">
            <text:p>30376</text:p>
          </table:table-cell>
          <table:table-cell table:style-name="ce1" office:value-type="float" office:value="32041">
            <text:p>32041</text:p>
          </table:table-cell>
          <table:table-cell table:style-name="ce1" office:value-type="float" office:value="31150">
            <text:p>31150</text:p>
          </table:table-cell>
          <table:table-cell table:style-name="ce1" office:value-type="float" office:value="30599">
            <text:p>30599</text:p>
          </table:table-cell>
          <table:table-cell table:style-name="ce1" office:value-type="float" office:value="30826">
            <text:p>3082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Local (not replicated)</text:p>
          </table:table-cell>
          <table:table-cell table:style-name="ce1" office:value-type="float" office:value="31036">
            <text:p>31036</text:p>
          </table:table-cell>
          <table:table-cell table:style-name="ce1" office:value-type="float" office:value="30478">
            <text:p>30478</text:p>
          </table:table-cell>
          <table:table-cell table:style-name="ce1" office:value-type="float" office:value="29708">
            <text:p>29708</text:p>
          </table:table-cell>
          <table:table-cell table:style-name="ce1" office:value-type="float" office:value="30534">
            <text:p>30534</text:p>
          </table:table-cell>
          <table:table-cell table:style-name="ce1" office:value-type="float" office:value="29967">
            <text:p>29967</text:p>
          </table:table-cell>
          <table:table-cell table:style-name="ce1" office:value-type="float" office:value="31230">
            <text:p>31230</text:p>
          </table:table-cell>
          <table:table-cell table:style-name="ce1" table:number-columns-repeated="1015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UNOPTIMIZED</text:p>
          </table:table-cell>
          <table:table-cell table:style-name="ce1" table:number-columns-repeated="1021"/>
        </table:table-row>
        <table:table-row table:style-name="ro1">
          <table:table-cell table:style-name="ce2" table:number-columns-repeated="2"/>
          <table:table-cell table:style-name="ce7" office:value-type="string">
            <text:p>Nodes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6">
            <text:p>16</text:p>
          </table:table-cell>
          <table:table-cell table:style-name="ce2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744">
            <text:p>29744</text:p>
          </table:table-cell>
          <table:table-cell table:style-name="ce1" office:value-type="float" office:value="6129">
            <text:p>6129</text:p>
          </table:table-cell>
          <table:table-cell table:style-name="ce1" office:value-type="float" office:value="5748">
            <text:p>5748</text:p>
          </table:table-cell>
          <table:table-cell table:style-name="ce1" office:value-type="float" office:value="5301">
            <text:p>5301</text:p>
          </table:table-cell>
          <table:table-cell table:style-name="ce1" office:value-type="float" office:value="5756">
            <text:p>5756</text:p>
          </table:table-cell>
          <table:table-cell table:style-name="ce1" office:value-type="float" office:value="5356">
            <text:p>535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411">
            <text:p>29411</text:p>
          </table:table-cell>
          <table:table-cell table:style-name="ce1" office:value-type="float" office:value="7426">
            <text:p>7426</text:p>
          </table:table-cell>
          <table:table-cell table:style-name="ce1" office:value-type="float" office:value="7557">
            <text:p>7557</text:p>
          </table:table-cell>
          <table:table-cell table:style-name="ce1" office:value-type="float" office:value="4076">
            <text:p>4076</text:p>
          </table:table-cell>
          <table:table-cell table:style-name="ce1" office:value-type="float" office:value="5407">
            <text:p>5407</text:p>
          </table:table-cell>
          <table:table-cell table:style-name="ce1" office:value-type="float" office:value="6241">
            <text:p>6241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office:value-type="float" office:value="29806">
            <text:p>29806</text:p>
          </table:table-cell>
          <table:table-cell table:style-name="ce1" office:value-type="float" office:value="6418">
            <text:p>6418</text:p>
          </table:table-cell>
          <table:table-cell table:style-name="ce1" office:value-type="float" office:value="8248">
            <text:p>8248</text:p>
          </table:table-cell>
          <table:table-cell table:style-name="ce1" office:value-type="float" office:value="16134">
            <text:p>16134</text:p>
          </table:table-cell>
          <table:table-cell table:style-name="ce1" office:value-type="float" office:value="17029">
            <text:p>17029</text:p>
          </table:table-cell>
          <table:table-cell table:style-name="ce1" office:value-type="float" office:value="17158">
            <text:p>17158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29886">
            <text:p>29886</text:p>
          </table:table-cell>
          <table:table-cell table:style-name="ce1" office:value-type="float" office:value="9901">
            <text:p>9901</text:p>
          </table:table-cell>
          <table:table-cell table:style-name="ce1" office:value-type="float" office:value="7927">
            <text:p>7927</text:p>
          </table:table-cell>
          <table:table-cell table:style-name="ce1" office:value-type="float" office:value="13161">
            <text:p>13161</text:p>
          </table:table-cell>
          <table:table-cell table:style-name="ce1" office:value-type="float" office:value="10784">
            <text:p>10784</text:p>
          </table:table-cell>
          <table:table-cell table:style-name="ce1" table:number-columns-repeated="101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8" office:value-type="string">
            <text:p>OPTIMIZED (+SET -ATTRIBUTE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3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>
            <text:p>repl-sync</text:p>
          </table:table-cell>
          <table:table-cell table:style-name="ce3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6" office:value-type="string">
            <text:p>OPTIMIZED (+SET +ATTRIBUTE)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2"/>
          <table:table-cell table:style-name="ce5"/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Node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office:value-type="float" office:value="29841">
            <text:p>29841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677">
            <text:p>28677</text:p>
          </table:table-cell>
          <table:table-cell table:style-name="ce1" office:value-type="float" office:value="28876">
            <text:p>28876</text:p>
          </table:table-cell>
          <table:table-cell table:style-name="ce1" office:value-type="float" office:value="28595">
            <text:p>28595</text:p>
          </table:table-cell>
          <table:table-cell table:style-name="ce1" office:value-type="float" office:value="29086">
            <text:p>29086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office:value-type="float" office:value="29976">
            <text:p>29976</text:p>
          </table:table-cell>
          <table:table-cell table:style-name="ce1" office:value-type="float" office:value="30284">
            <text:p>30284</text:p>
          </table:table-cell>
          <table:table-cell table:style-name="ce1" office:value-type="float" office:value="29044">
            <text:p>29044</text:p>
          </table:table-cell>
          <table:table-cell table:style-name="ce1" office:value-type="float" office:value="30075">
            <text:p>30075</text:p>
          </table:table-cell>
          <table:table-cell table:style-name="ce1" office:value-type="float" office:value="29429">
            <text:p>29429</text:p>
          </table:table-cell>
          <table:table-cell table:style-name="ce1" office:value-type="float" office:value="29832">
            <text:p>29832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4" office:value-type="string">
            <text:p>dist-sync</text:p>
          </table:table-cell>
          <table:table-cell table:style-name="ce1" office:value-type="float" office:value="29895">
            <text:p>29895</text:p>
          </table:table-cell>
          <table:table-cell table:style-name="ce1" office:value-type="float" office:value="27048">
            <text:p>27048</text:p>
          </table:table-cell>
          <table:table-cell table:style-name="ce1" office:value-type="float" office:value="29868">
            <text:p>29868</text:p>
          </table:table-cell>
          <table:table-cell table:style-name="ce1" office:value-type="float" office:value="28473">
            <text:p>28473</text:p>
          </table:table-cell>
          <table:table-cell table:style-name="ce1" office:value-type="float" office:value="28727">
            <text:p>28727</text:p>
          </table:table-cell>
          <table:table-cell table:style-name="ce1" office:value-type="float" office:value="29664">
            <text:p>29664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dist-async</text:p>
          </table:table-cell>
          <table:table-cell table:style-name="ce1" office:value-type="float" office:value="30312">
            <text:p>30312</text:p>
          </table:table-cell>
          <table:table-cell table:style-name="ce1" office:value-type="float" office:value="30175">
            <text:p>30175</text:p>
          </table:table-cell>
          <table:table-cell table:style-name="ce1" office:value-type="float" office:value="29717">
            <text:p>29717</text:p>
          </table:table-cell>
          <table:table-cell table:style-name="ce1" office:value-type="float" office:value="30066">
            <text:p>30066</text:p>
          </table:table-cell>
          <table:table-cell table:style-name="ce1" office:value-type="float" office:value="29985">
            <text:p>29985</text:p>
          </table:table-cell>
          <table:table-cell table:style-name="ce1" office:value-type="float" office:value="30506">
            <text:p>30506</text:p>
          </table:table-cell>
          <table:table-cell table:style-name="ce1" table:number-columns-repeated="1015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More clients (8 nodes)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Clients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400">
            <text:p>400</text:p>
          </table:table-cell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5" office:value-type="string">
            <text:p>repl-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pl-async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dist-sync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5" office:value-type="string">
            <text:p>Read percentage (8 nodes)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0">
            <text:p>10</text:p>
          </table:table-cell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>
            <text:p>repl-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repl-async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dist-sync</text:p>
          </table:table-cell>
          <table:table-cell table:style-name="ce15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>
            <text:p>dist-async</text:p>
          </table:table-cell>
          <table:table-cell table:style-name="ce15" table:number-columns-repeated="5"/>
          <table:table-cell table:number-columns-repeated="1016"/>
        </table:table-row>
        <table:table-row table:style-name="ro1" table:number-rows-repeated="9">
          <table:table-cell table:number-columns-repeated="2"/>
          <table:table-cell table:style-name="ce4"/>
          <table:table-cell table:style-name="ce15" table:number-columns-repeated="5"/>
          <table:table-cell table:number-columns-repeated="1016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1021"/>
        </table:table-row>
        <table:table-row table:style-name="ro2">
          <table:table-cell table:number-columns-repeated="2"/>
          <table:table-cell table:style-name="ce4"/>
          <table:table-cell table:style-name="ce16" table:number-columns-repeated="5"/>
          <table:table-cell table:number-columns-repeated="1016"/>
        </table:table-row>
        <table:table-row table:style-name="ro1" table:number-rows-repeated="54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5410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983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8"/>
        <table:table-column table:style-name="co1" table:number-columns-repeated="8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3"/>
          <table:table-cell table:style-name="ce11" office:value-type="date" office:date-value="2008-01-17">
            <text:p>01/17/08</text:p>
          </table:table-cell>
          <table:table-cell table:style-name="ce11"/>
          <table:table-cell table:number-columns-repeated="3"/>
          <table:table-cell table:style-name="ce16" office:value-type="string">
            <text:p>First ru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/>
          <table:table-cell table:style-name="ce16" office:value-type="string">
            <text:p>1 node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</table:table-row>
        <table:table-row table:style-name="ro2">
          <table:table-cell table:number-columns-repeated="3"/>
          <table:table-cell table:style-name="ce16" table:number-columns-repeated="4"/>
          <table:table-cell/>
          <table:table-cell table:style-name="ce16" table:number-columns-repeated="3"/>
        </table:table-row>
        <table:table-row table:style-name="ro1">
          <table:table-cell table:number-columns-repeated="2"/>
          <table:table-cell office:value-type="string">
            <text:p>SESSION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489">
            <text:p>489</text:p>
          </table:table-cell>
          <table:table-cell office:value-type="float" office:value="380">
            <text:p>380</text:p>
          </table:table-cell>
          <table:table-cell office:value-type="float" office:value="368">
            <text:p>368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table:formula="of:=(3194+3249)/2" office:value-type="float" office:value="3221.5">
            <text:p>3221.5</text:p>
          </table:table-cell>
          <table:table-cell table:formula="of:=(820+839)/2" office:value-type="float" office:value="829.5">
            <text:p>829.5</text:p>
          </table:table-cell>
          <table:table-cell table:formula="of:=(1210+1322)/2" office:value-type="float" office:value="1266">
            <text:p>1266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table:formula="of:=(3244+3143)/2" office:value-type="float" office:value="3193.5">
            <text:p>3193.5</text:p>
          </table:table-cell>
          <table:table-cell table:formula="of:=(740+747)/2" office:value-type="float" office:value="743.5">
            <text:p>743.5</text:p>
          </table:table-cell>
          <table:table-cell table:formula="of:=(1306+1258)/2" office:value-type="float" office:value="1282">
            <text:p>12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table:formula="of:=(3424+3637)/2" office:value-type="float" office:value="3530.5">
            <text:p>3530.5</text:p>
          </table:table-cell>
          <table:table-cell table:formula="of:=(733+707)/2" office:value-type="float" office:value="720">
            <text:p>720</text:p>
          </table:table-cell>
          <table:table-cell table:formula="of:=(1182+1107)/2" office:value-type="float" office:value="1144.5">
            <text:p>1144.5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table:formula="of:=(3904+3623)/2" office:value-type="float" office:value="3763.5">
            <text:p>3763.5</text:p>
          </table:table-cell>
          <table:table-cell table:formula="of:=(713+747)/2" office:value-type="float" office:value="730">
            <text:p>730</text:p>
          </table:table-cell>
          <table:table-cell table:formula="of:=(1037+1127)/2" office:value-type="float" office:value="1082">
            <text:p>1082</text:p>
          </table:table-cell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table:formula="of:=(5015+5078)/2" office:value-type="float" office:value="5046.5">
            <text:p>5046.5</text:p>
          </table:table-cell>
          <table:table-cell table:formula="of:=(711+694)/2" office:value-type="float" office:value="702.5">
            <text:p>702.5</text:p>
          </table:table-cell>
          <table:table-cell table:formula="of:=(1234+1157)/2" office:value-type="float" office:value="1195.5">
            <text:p>1195.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8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number-columns-repeated="5"/>
          <table:table-cell office:value-type="float" office:value="6881">
            <text:p>6881</text:p>
          </table:table-cell>
          <table:table-cell office:value-type="float" office:value="4236">
            <text:p>4236</text:p>
          </table:table-cell>
          <table:table-cell office:value-type="float" office:value="5481">
            <text:p>548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ET+TOTAL+UDP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table:number-columns-repeated="2"/>
          <table:table-cell table:style-name="ce16" office:value-type="string">
            <text:p>Reqs/sec (1 client)</text:p>
          </table:table-cell>
          <table:table-cell table:number-columns-repeated="5"/>
          <table:table-cell office:value-type="float" office:value="533">
            <text:p>53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6 clients)</text:p>
          </table:table-cell>
          <table:table-cell table:number-columns-repeated="5"/>
          <table:table-cell office:value-type="float" office:value="4935">
            <text:p>493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32 clients)</text:p>
          </table:table-cell>
          <table:table-cell table:number-columns-repeated="5"/>
          <table:table-cell office:value-type="float" office:value="5908">
            <text:p>590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100 clients)</text:p>
          </table:table-cell>
          <table:table-cell table:number-columns-repeated="5"/>
          <table:table-cell office:value-type="float" office:value="7952">
            <text:p>795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200 clients)</text:p>
          </table:table-cell>
          <table:table-cell table:number-columns-repeated="5"/>
          <table:table-cell office:value-type="float" office:value="8086">
            <text:p>808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6" office:value-type="string">
            <text:p>Reqs/sec (400 clients)</text:p>
          </table:table-cell>
          <table:table-cell table:style-name="ce15" table:number-columns-repeated="4"/>
          <table:table-cell/>
          <table:table-cell table:formula="of:=(9236+9000)/2" office:value-type="float" office:value="9118">
            <text:p>9118</text:p>
          </table:table-cell>
          <table:table-cell office:value-type="float" office:value="8606">
            <text:p>8606</text:p>
          </table:table-cell>
          <table:table-cell office:value-type="float" office:value="9607">
            <text:p>9607</text:p>
          </table:table-cell>
        </table:table-row>
        <table:table-row table:style-name="ro2" table:number-rows-repeated="2">
          <table:table-cell table:number-columns-repeated="2"/>
          <table:table-cell table:style-name="ce16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EFFECT OF REDUCING AMOUNT REPLICATED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5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</text:p>
          </table:table-cell>
          <table:table-cell table:style-name="ce15" office:value-type="float" office:value="6303">
            <text:p>6303</text:p>
          </table:table-cell>
          <table:table-cell table:style-name="ce15" office:value-type="float" office:value="496">
            <text:p>496</text:p>
          </table:table-cell>
          <table:table-cell table:style-name="ce15" office:value-type="float" office:value="752">
            <text:p>752</text:p>
          </table:table-cell>
          <table:table-cell table:style-name="ce15" office:value-type="float" office:value="1192">
            <text:p>1192</text:p>
          </table:table-cell>
          <table:table-cell/>
          <table:table-cell table:formula="of:=[.I12]" office:value-type="float" office:value="5046.5">
            <text:p>5046.5</text:p>
          </table:table-cell>
          <table:table-cell table:formula="of:=[.J12]" office:value-type="float" office:value="702.5">
            <text:p>702.5</text:p>
          </table:table-cell>
          <table:table-cell table:formula="of:=[.K12]" office:value-type="float" office:value="1195.5">
            <text:p>1195.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</text:p>
          </table:table-cell>
          <table:table-cell table:style-name="ce15" office:value-type="float" office:value="6730">
            <text:p>6730</text:p>
          </table:table-cell>
          <table:table-cell table:style-name="ce15" office:value-type="float" office:value="2940">
            <text:p>2940</text:p>
          </table:table-cell>
          <table:table-cell table:style-name="ce15" office:value-type="float" office:value="4315">
            <text:p>4315</text:p>
          </table:table-cell>
          <table:table-cell table:style-name="ce15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4" office:value-type="string">
            <text:p>Switch to ATTRIBUTE &amp; SET</text:p>
          </table:table-cell>
          <table:table-cell table:style-name="ce15" office:value-type="float" office:value="8823">
            <text:p>8823</text:p>
          </table:table-cell>
          <table:table-cell table:style-name="ce15" table:formula="of:=(9289+8560+8729+9074)/4" office:value-type="float" office:value="8913">
            <text:p>8913</text:p>
          </table:table-cell>
          <table:table-cell table:style-name="ce15" table:formula="of:=(8797+9129+9234+8928)/4" office:value-type="float" office:value="9022">
            <text:p>9022</text:p>
          </table:table-cell>
          <table:table-cell table:style-name="ce15" office:value-type="float" office:value="8646">
            <text:p>8646</text:p>
          </table:table-cell>
          <table:table-cell/>
          <table:table-cell table:formula="of:=[.I30]" office:value-type="float" office:value="9118">
            <text:p>9118</text:p>
          </table:table-cell>
          <table:table-cell table:formula="of:=[.J30]" office:value-type="float" office:value="8606">
            <text:p>8606</text:p>
          </table:table-cell>
          <table:table-cell table:formula="of:=[.K30]" office:value-type="float" office:value="9607">
            <text:p>9607</text:p>
          </table:table-cell>
        </table:table-row>
        <table:table-row table:style-name="ro1">
          <table:table-cell table:number-columns-repeated="2"/>
          <table:table-cell table:style-name="ce4" office:value-type="string">
            <text:p>DEFAULT + LOCAL</text:p>
          </table:table-cell>
          <table:table-cell table:style-name="ce15" table:formula="of:=(6728+6386)/2" office:value-type="float" office:value="6557">
            <text:p>6557</text:p>
          </table:table-cell>
          <table:table-cell table:style-name="ce15" table:formula="of:=(9440+9755+9254)/3" office:value-type="float" office:value="9483">
            <text:p>9483</text:p>
          </table:table-cell>
          <table:table-cell table:style-name="ce15" office:value-type="float" office:value="8565">
            <text:p>8565</text:p>
          </table:table-cell>
          <table:table-cell table:style-name="ce15" table:formula="of:=(8734+8962)/2" office:value-type="float" office:value="8848">
            <text:p>88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>
            <text:p>DEFAULT not distributable</text:p>
          </table:table-cell>
          <table:table-cell table:style-name="ce15" office:value-type="float" office:value="8964">
            <text:p>8964</text:p>
          </table:table-cell>
          <table:table-cell table:style-name="ce15" office:value-type="float" office:value="9047">
            <text:p>9047</text:p>
          </table:table-cell>
          <table:table-cell table:style-name="ce15" office:value-type="float" office:value="9021">
            <text:p>9021</text:p>
          </table:table-cell>
          <table:table-cell table:style-name="ce15" office:value-type="float" office:value="9037">
            <text:p>9037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office:value-type="float" office:value="6838">
            <text:p>6838</text:p>
          </table:table-cell>
          <table:table-cell office:value-type="float" office:value="4257">
            <text:p>4257</text:p>
          </table:table-cell>
          <table:table-cell table:formula="of:=(8751+8557)/2" office:value-type="float" office:value="8654">
            <text:p>8654</text:p>
          </table:table-cell>
          <table:table-cell table:formula="of:=(8658+8754)/2" office:value-type="float" office:value="8706">
            <text:p>8706</text:p>
          </table:table-cell>
          <table:table-cell/>
          <table:table-cell office:value-type="float" office:value="6443">
            <text:p>6443</text:p>
          </table:table-cell>
          <table:table-cell office:value-type="float" office:value="4211">
            <text:p>4211</text:p>
          </table:table-cell>
          <table:table-cell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office:value-type="float" office:value="6837">
            <text:p>6837</text:p>
          </table:table-cell>
          <table:table-cell office:value-type="float" office:value="3679">
            <text:p>3679</text:p>
          </table:table-cell>
          <table:table-cell office:value-type="float" office:value="8356">
            <text:p>8356</text:p>
          </table:table-cell>
          <table:table-cell table:formula="of:=(8351+8965)/2" office:value-type="float" office:value="8658">
            <text:p>8658</text:p>
          </table:table-cell>
          <table:table-cell/>
          <table:table-cell office:value-type="float" office:value="6516">
            <text:p>6516</text:p>
          </table:table-cell>
          <table:table-cell table:formula="of:=(7936+8236)/2" office:value-type="float" office:value="8086">
            <text:p>8086</text:p>
          </table:table-cell>
          <table:table-cell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TCP VS UDP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office:value-type="string">
            <text:p>ATTRIBUTE+SANPG+TOTAL+TCP</text:p>
          </table:table-cell>
          <table:table-cell office:value-type="float" office:value="6747">
            <text:p>6747</text:p>
          </table:table-cell>
          <table:table-cell office:value-type="float" office:value="4387">
            <text:p>4387</text:p>
          </table:table-cell>
          <table:table-cell office:value-type="float" office:value="4669">
            <text:p>4669</text:p>
          </table:table-cell>
          <table:table-cell office:value-type="float" office:value="4760">
            <text:p>4760</text:p>
          </table:table-cell>
          <table:table-cell/>
          <table:table-cell office:value-type="float" office:value="6712">
            <text:p>6712</text:p>
          </table:table-cell>
          <table:table-cell office:value-type="float" office:value="4601">
            <text:p>4601</text:p>
          </table:table-cell>
          <table:table-cell office:value-type="float" office:value="4624">
            <text:p>4624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/>
          <table:table-cell table:formula="of:=[.I46]" office:value-type="float" office:value="6443">
            <text:p>6443</text:p>
          </table:table-cell>
          <table:table-cell table:formula="of:=[.J46]" office:value-type="float" office:value="4211">
            <text:p>4211</text:p>
          </table:table-cell>
          <table:table-cell table:formula="of:=[.K46]" office:value-type="float" office:value="5261">
            <text:p>5261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(400 clients)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ATTRIBUTE+SANPG+TOTAL+UDP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/>
          <table:table-cell table:formula="of:=[.I21]" office:value-type="float" office:value="6881">
            <text:p>6881</text:p>
          </table:table-cell>
          <table:table-cell table:formula="of:=[.J21]" office:value-type="float" office:value="4236">
            <text:p>4236</text:p>
          </table:table-cell>
          <table:table-cell table:formula="of:=[.K21]" office:value-type="float" office:value="5481">
            <text:p>5481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TOTAL(SYNC)+UDP</text:p>
          </table:table-cell>
          <table:table-cell office:value-type="float" office:value="6394">
            <text:p>6394</text:p>
          </table:table-cell>
          <table:table-cell office:value-type="float" office:value="1857">
            <text:p>1857</text:p>
          </table:table-cell>
          <table:table-cell office:value-type="float" office:value="1763">
            <text:p>1763</text:p>
          </table:table-cell>
          <table:table-cell office:value-type="float" office:value="1652">
            <text:p>1652</text:p>
          </table:table-cell>
          <table:table-cell/>
          <table:table-cell office:value-type="float" office:value="6481">
            <text:p>6481</text:p>
          </table:table-cell>
          <table:table-cell office:value-type="float" office:value="1753">
            <text:p>1753</text:p>
          </table:table-cell>
          <table:table-cell office:value-type="float" office:value="1393">
            <text:p>1393</text:p>
          </table:table-cell>
        </table:table-row>
        <table:table-row table:style-name="ro1">
          <table:table-cell table:number-columns-repeated="2"/>
          <table:table-cell office:value-type="string">
            <text:p>ATTRIBUTE+SANPG+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/>
          <table:table-cell table:formula="of:=[.I47]" office:value-type="float" office:value="6516">
            <text:p>6516</text:p>
          </table:table-cell>
          <table:table-cell table:formula="of:=[.J47]" office:value-type="float" office:value="8086">
            <text:p>8086</text:p>
          </table:table-cell>
          <table:table-cell table:formula="of:=[.K47]" office:value-type="float" office:value="8308">
            <text:p>8308</text:p>
          </table:table-cell>
        </table:table-row>
        <table:table-row table:style-name="ro1">
          <table:table-cell table:number-columns-repeated="2"/>
          <table:table-cell table:style-name="ce19" office:value-type="string">
            <text:p>ATTRIBUTE+SANPG+BUDDY(SYNC)+TCP</text:p>
          </table:table-cell>
          <table:table-cell office:value-type="float" office:value="6695">
            <text:p>6695</text:p>
          </table:table-cell>
          <table:table-cell office:value-type="float" office:value="1744">
            <text:p>1744</text:p>
          </table:table-cell>
          <table:table-cell office:value-type="float" office:value="4858">
            <text:p>4858</text:p>
          </table:table-cell>
          <table:table-cell office:value-type="float" office:value="8586">
            <text:p>8586</text:p>
          </table:table-cell>
          <table:table-cell/>
          <table:table-cell office:value-type="float" office:value="6785">
            <text:p>6785</text:p>
          </table:table-cell>
          <table:table-cell office:value-type="float" office:value="4334">
            <text:p>4334</text:p>
          </table:table-cell>
          <table:table-cell table:formula="of:=(7865+7063+8598+8111)/4" office:value-type="float" office:value="7909.25">
            <text:p>7909.25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HARTS</text:p>
          </table:table-cell>
          <table:table-cell table:number-columns-repeated="6"/>
          <table:table-cell>
            <draw:frame table:end-cell-address="'2008'.P89" table:end-x="0.1205in" table:end-y="0.1031in" draw:z-index="0" draw:style-name="gr1" svg:width="5.4476in" svg:height="3.574in" svg:x="0.0134in" svg:y="0.0724in">
              <draw:object draw:notify-on-update-of-ranges="'2008'.D73:'2008'.G73 '2008'.C74:'2008'.C74 '2008'.D74:'2008'.G74 '2008'.C75:'2008'.C75 '2008'.D75:'2008'.G7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16" office:value-type="string">
            <text:p>1 node</text:p>
          </table:table-cell>
          <table:table-cell table:style-name="ce16" office:value-type="string">
            <text:p>2 nodes</text:p>
          </table:table-cell>
          <table:table-cell table:style-name="ce16" office:value-type="string">
            <text:p>4 nodes</text:p>
          </table:table-cell>
          <table:table-cell table:style-name="ce16" office:value-type="string">
            <text:p>8 nod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Unoptimized Numbers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efault Distributed Session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n-Distributed Session</text:p>
          </table:table-cell>
          <table:table-cell table:formula="of:=[.D40]" office:value-type="float" office:value="8964">
            <text:p>8964</text:p>
          </table:table-cell>
          <table:table-cell table:formula="of:=[.E40]" office:value-type="float" office:value="9047">
            <text:p>9047</text:p>
          </table:table-cell>
          <table:table-cell table:formula="of:=[.F40]" office:value-type="float" office:value="9021">
            <text:p>9021</text:p>
          </table:table-cell>
          <table:table-cell table:formula="of:=[.G40]" office:value-type="float" office:value="9037">
            <text:p>9037</text:p>
          </table:table-cell>
          <table:table-cell table:number-columns-repeated="4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ATTRIBUTE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15" table:end-x="0.0894in" table:end-y="0.0193in" draw:z-index="1" draw:style-name="gr1" svg:width="5.4441in" svg:height="3.9185in" svg:x="0.878in" svg:y="0.165in">
              <draw:object draw:notify-on-update-of-ranges="'2008'.D94:'2008'.G94 '2008'.C95:'2008'.C95 '2008'.D95:'2008'.G95 '2008'.C96:'2008'.C96 '2008'.D96:'2008'.G9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73]" office:value-type="float" office:value="1">
            <text:p>1</text:p>
          </table:table-cell>
          <table:table-cell table:formula="of:=[.E73]" office:value-type="float" office:value="2">
            <text:p>2</text:p>
          </table:table-cell>
          <table:table-cell table:formula="of:=[.F73]" office:value-type="float" office:value="4">
            <text:p>4</text:p>
          </table:table-cell>
          <table:table-cell table:formula="of:=[.G73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 (Default)</text:p>
          </table:table-cell>
          <table:table-cell table:formula="of:=[.D74]" office:value-type="float" office:value="6303">
            <text:p>6303</text:p>
          </table:table-cell>
          <table:table-cell table:formula="of:=[.E74]" office:value-type="float" office:value="496">
            <text:p>496</text:p>
          </table:table-cell>
          <table:table-cell table:formula="of:=[.F74]" office:value-type="float" office:value="752">
            <text:p>752</text:p>
          </table:table-cell>
          <table:table-cell table:formula="of:=[.G74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2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SET</text:p>
          </table:table-cell>
          <table:table-cell table:number-columns-repeated="6"/>
          <table:table-cell>
            <draw:frame table:end-cell-address="'2008'.P138" table:end-x="0.3614in" table:end-y="0.1673in" draw:z-index="2" draw:style-name="gr1" svg:width="5.6386in" svg:height="3.8539in" svg:x="0.0634in" svg:y="0.0083in">
              <draw:object draw:notify-on-update-of-ranges="'2008'.D120:'2008'.G120 '2008'.C121:'2008'.C121 '2008'.D121:'2008'.G121 '2008'.C122:'2008'.C122 '2008'.D122:'2008'.G122 '2008'.C123:'2008'.C123 '2008'.D123:'2008'.G123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94]" office:value-type="float" office:value="1">
            <text:p>1</text:p>
          </table:table-cell>
          <table:table-cell table:formula="of:=[.E94]" office:value-type="float" office:value="2">
            <text:p>2</text:p>
          </table:table-cell>
          <table:table-cell table:formula="of:=[.F94]" office:value-type="float" office:value="4">
            <text:p>4</text:p>
          </table:table-cell>
          <table:table-cell table:formula="of:=[.G9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ET</text:p>
          </table:table-cell>
          <table:table-cell table:formula="of:=[.D38]" office:value-type="float" office:value="8823">
            <text:p>8823</text:p>
          </table:table-cell>
          <table:table-cell table:formula="of:=[.E38]" office:value-type="float" office:value="8913">
            <text:p>8913</text:p>
          </table:table-cell>
          <table:table-cell table:formula="of:=[.F38]" office:value-type="float" office:value="9022">
            <text:p>9022</text:p>
          </table:table-cell>
          <table:table-cell table:formula="of:=[.G38]" office:value-type="float" office:value="8646">
            <text:p>86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TTRIBUTE+SANPG</text:p>
          </table:table-cell>
          <table:table-cell table:formula="of:=[.D37]" office:value-type="float" office:value="6730">
            <text:p>6730</text:p>
          </table:table-cell>
          <table:table-cell table:formula="of:=[.E37]" office:value-type="float" office:value="2940">
            <text:p>2940</text:p>
          </table:table-cell>
          <table:table-cell table:formula="of:=[.F37]" office:value-type="float" office:value="4315">
            <text:p>4315</text:p>
          </table:table-cell>
          <table:table-cell table:formula="of:=[.G37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ESSION+SANPG (Default)</text:p>
          </table:table-cell>
          <table:table-cell table:formula="of:=[.D36]" office:value-type="float" office:value="6303">
            <text:p>6303</text:p>
          </table:table-cell>
          <table:table-cell table:formula="of:=[.E36]" office:value-type="float" office:value="496">
            <text:p>496</text:p>
          </table:table-cell>
          <table:table-cell table:formula="of:=[.F36]" office:value-type="float" office:value="752">
            <text:p>752</text:p>
          </table:table-cell>
          <table:table-cell table:formula="of:=[.G36]" office:value-type="float" office:value="1192">
            <text:p>1192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ffect of Buddy Replication </text:p>
          </table:table-cell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'2008'.P163" table:end-x="0.0063in" table:end-y="0.0295in" draw:z-index="3" draw:style-name="gr1" svg:width="5.3437in" svg:height="3.7035in" svg:x="0.0031in" svg:y="0.0209in">
              <draw:object draw:notify-on-update-of-ranges="'2008'.D144:'2008'.G144 '2008'.C145:'2008'.C145 '2008'.D145:'2008'.G145 '2008'.C146:'2008'.C146 '2008'.D146:'2008'.G146 '2008'.C147:'2008'.C147 '2008'.D147:'2008'.G14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3"/>
          <table:table-cell table:formula="of:=[.D120]" office:value-type="float" office:value="1">
            <text:p>1</text:p>
          </table:table-cell>
          <table:table-cell table:formula="of:=[.E120]" office:value-type="float" office:value="2">
            <text:p>2</text:p>
          </table:table-cell>
          <table:table-cell table:formula="of:=[.F120]" office:value-type="float" office:value="4">
            <text:p>4</text:p>
          </table:table-cell>
          <table:table-cell table:formula="of:=[.G120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47]" office:value-type="float" office:value="6837">
            <text:p>6837</text:p>
          </table:table-cell>
          <table:table-cell table:formula="of:=[.E47]" office:value-type="float" office:value="3679">
            <text:p>3679</text:p>
          </table:table-cell>
          <table:table-cell table:formula="of:=[.F47]" office:value-type="float" office:value="8356">
            <text:p>8356</text:p>
          </table:table-cell>
          <table:table-cell table:formula="of:=[.G47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46]" office:value-type="float" office:value="6838">
            <text:p>6838</text:p>
          </table:table-cell>
          <table:table-cell table:formula="of:=[.E46]" office:value-type="float" office:value="4257">
            <text:p>4257</text:p>
          </table:table-cell>
          <table:table-cell table:formula="of:=[.F46]" office:value-type="float" office:value="8654">
            <text:p>8654</text:p>
          </table:table-cell>
          <table:table-cell table:formula="of:=[.G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22]" office:value-type="float" office:value="6730">
            <text:p>6730</text:p>
          </table:table-cell>
          <table:table-cell table:formula="of:=[.E122]" office:value-type="float" office:value="2940">
            <text:p>2940</text:p>
          </table:table-cell>
          <table:table-cell table:formula="of:=[.F122]" office:value-type="float" office:value="4315">
            <text:p>4315</text:p>
          </table:table-cell>
          <table:table-cell table:formula="of:=[.G122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TCP vs. UDP</text:p>
          </table:table-cell>
          <table:table-cell table:number-columns-repeated="8"/>
        </table:table-row>
        <table:table-row table:style-name="ro1">
          <table:table-cell table:number-columns-repeated="8"/>
          <table:table-cell>
            <draw:frame table:end-cell-address="'2008'.P186" table:end-x="0.0268in" table:end-y="0.0209in" draw:z-index="4" draw:style-name="gr1" svg:width="5.3709in" svg:height="3.6764in" svg:x="0.8886in" svg:y="0.039in">
              <draw:object draw:notify-on-update-of-ranges="'2008'.D167:'2008'.G167 '2008'.C168:'2008'.C168 '2008'.D168:'2008'.G168 '2008'.C169:'2008'.C169 '2008'.D169:'2008'.G169 '2008'.C170:'2008'.C170 '2008'.D170:'2008'.G170 '2008'.C171:'2008'.C171 '2008'.D171:'2008'.G17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144]" office:value-type="float" office:value="1">
            <text:p>1</text:p>
          </table:table-cell>
          <table:table-cell table:formula="of:=[.E144]" office:value-type="float" office:value="2">
            <text:p>2</text:p>
          </table:table-cell>
          <table:table-cell table:formula="of:=[.F144]" office:value-type="float" office:value="4">
            <text:p>4</text:p>
          </table:table-cell>
          <table:table-cell table:formula="of:=[.G144]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145]" office:value-type="float" office:value="6837">
            <text:p>6837</text:p>
          </table:table-cell>
          <table:table-cell table:formula="of:=[.E145]" office:value-type="float" office:value="3679">
            <text:p>3679</text:p>
          </table:table-cell>
          <table:table-cell table:formula="of:=[.F145]" office:value-type="float" office:value="8356">
            <text:p>8356</text:p>
          </table:table-cell>
          <table:table-cell table:formula="of:=[.G145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UDP</text:p>
          </table:table-cell>
          <table:table-cell table:formula="of:=[.D146]" office:value-type="float" office:value="6838">
            <text:p>6838</text:p>
          </table:table-cell>
          <table:table-cell table:formula="of:=[.E146]" office:value-type="float" office:value="4257">
            <text:p>4257</text:p>
          </table:table-cell>
          <table:table-cell table:formula="of:=[.F146]" office:value-type="float" office:value="8654">
            <text:p>8654</text:p>
          </table:table-cell>
          <table:table-cell table:formula="of:=[.G146]" office:value-type="float" office:value="8706">
            <text:p>87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TCP</text:p>
          </table:table-cell>
          <table:table-cell table:formula="of:=[.D54]" office:value-type="float" office:value="6747">
            <text:p>6747</text:p>
          </table:table-cell>
          <table:table-cell table:formula="of:=[.E54]" office:value-type="float" office:value="4387">
            <text:p>4387</text:p>
          </table:table-cell>
          <table:table-cell table:formula="of:=[.F54]" office:value-type="float" office:value="4669">
            <text:p>4669</text:p>
          </table:table-cell>
          <table:table-cell table:formula="of:=[.G54]" office:value-type="float" office:value="4760">
            <text:p>476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147]" office:value-type="float" office:value="6730">
            <text:p>6730</text:p>
          </table:table-cell>
          <table:table-cell table:formula="of:=[.E147]" office:value-type="float" office:value="2940">
            <text:p>2940</text:p>
          </table:table-cell>
          <table:table-cell table:formula="of:=[.F147]" office:value-type="float" office:value="4315">
            <text:p>4315</text:p>
          </table:table-cell>
          <table:table-cell table:formula="of:=[.G147]" office:value-type="float" office:value="5399">
            <text:p>5399</text:p>
          </table:table-cell>
          <table:table-cell table:number-columns-repeated="4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ost of REPL_SYNC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[.D167]" office:value-type="float" office:value="1">
            <text:p>1</text:p>
          </table:table-cell>
          <table:table-cell table:formula="of:=[.E167]" office:value-type="float" office:value="2">
            <text:p>2</text:p>
          </table:table-cell>
          <table:table-cell table:formula="of:=[.F167]" office:value-type="float" office:value="4">
            <text:p>4</text:p>
          </table:table-cell>
          <table:table-cell table:formula="of:=[.G167]" office:value-type="float" office:value="8">
            <text:p>8</text:p>
          </table:table-cell>
          <table:table-cell table:number-columns-repeated="2"/>
          <table:table-cell>
            <draw:frame table:end-cell-address="'2008'.P208" table:end-x="0.3193in" table:end-y="0.052in" draw:z-index="5" draw:style-name="gr1" svg:width="5.628in" svg:height="3.5425in" svg:x="0.0319in" svg:y="0.0193in">
              <draw:object draw:notify-on-update-of-ranges="'2008'.D189:'2008'.G189 '2008'.C190:'2008'.C190 '2008'.D190:'2008'.G190 '2008'.C191:'2008'.C191 '2008'.D191:'2008'.G191 '2008'.C192:'2008'.C192 '2008'.D192:'2008'.G192 '2008'.C193:'2008'.C193 '2008'.D193:'2008'.G193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DDY+TCP</text:p>
          </table:table-cell>
          <table:table-cell table:formula="of:=[.D64]" office:value-type="float" office:value="6837">
            <text:p>6837</text:p>
          </table:table-cell>
          <table:table-cell table:formula="of:=[.E64]" office:value-type="float" office:value="3679">
            <text:p>3679</text:p>
          </table:table-cell>
          <table:table-cell table:formula="of:=[.F64]" office:value-type="float" office:value="8356">
            <text:p>8356</text:p>
          </table:table-cell>
          <table:table-cell table:formula="of:=[.G64]" office:value-type="float" office:value="8658">
            <text:p>86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UDDY+TCP+SYNC</text:p>
          </table:table-cell>
          <table:table-cell table:formula="of:=[.D65]" office:value-type="float" office:value="6695">
            <text:p>6695</text:p>
          </table:table-cell>
          <table:table-cell table:formula="of:=[.E65]" office:value-type="float" office:value="1744">
            <text:p>1744</text:p>
          </table:table-cell>
          <table:table-cell table:formula="of:=[.F65]" office:value-type="float" office:value="4858">
            <text:p>4858</text:p>
          </table:table-cell>
          <table:table-cell table:formula="of:=[.G65]" office:value-type="float" office:value="8586">
            <text:p>85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</text:p>
          </table:table-cell>
          <table:table-cell table:formula="of:=[.D62]" office:value-type="float" office:value="6730">
            <text:p>6730</text:p>
          </table:table-cell>
          <table:table-cell table:formula="of:=[.E62]" office:value-type="float" office:value="2940">
            <text:p>2940</text:p>
          </table:table-cell>
          <table:table-cell table:formula="of:=[.F62]" office:value-type="float" office:value="4315">
            <text:p>4315</text:p>
          </table:table-cell>
          <table:table-cell table:formula="of:=[.G62]" office:value-type="float" office:value="5399">
            <text:p>53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TOTAL+UDP+SYNC</text:p>
          </table:table-cell>
          <table:table-cell table:formula="of:=[.D63]" office:value-type="float" office:value="6394">
            <text:p>6394</text:p>
          </table:table-cell>
          <table:table-cell table:formula="of:=[.E63]" office:value-type="float" office:value="1857">
            <text:p>1857</text:p>
          </table:table-cell>
          <table:table-cell table:formula="of:=[.F63]" office:value-type="float" office:value="1763">
            <text:p>1763</text:p>
          </table:table-cell>
          <table:table-cell table:formula="of:=[.G63]" office:value-type="float" office:value="1652">
            <text:p>1652</text:p>
          </table:table-cell>
          <table:table-cell table:number-columns-repeated="4"/>
        </table:table-row>
        <table:table-row table:style-name="ro1" table:number-rows-repeated="6534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dc9775d-05ecbee-0851ad3-1586698-727bf66</meta:generator>
    <meta:creation-date>2008-01-17T08:31:34</meta:creation-date>
    <dc:date>2012-04-18T13:48:08</dc:date>
    <meta:editing-cycles>135</meta:editing-cycles>
    <meta:editing-duration>P7DT14H59M2S</meta:editing-duration>
    <dc:creator>Bela Ban</dc:creator>
    <meta:document-statistic meta:table-count="2" meta:cell-count="453" meta:object-count="6"/>
    <meta:user-defined meta:name="Info 1"/>
    <meta:user-defined meta:name="Info 2"/>
    <meta:user-defined meta:name="Info 3"/>
    <meta:user-defined meta:name="Info 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75cm" svg:height="9.409cm" xlink:href=".." xlink:type="simple" chart:class="chart:line" chart:style-name="ch1">
        <chart:title svg:x="4.937cm" svg:y="0.192cm" chart:style-name="ch2">
          <text:p>Buddy Replication</text:p>
        </chart:title>
        <chart:subtitle svg:x="0.456cm" svg:y="0.934cm" chart:style-name="ch3">
          <text:p>(400 concurrent clients, ATTRIBUTE, SET_AND_NON_PRIMITIVE_GET)</text:p>
        </chart:subtitle>
        <chart:legend chart:legend-position="end" svg:x="10.754cm" svg:y="3.979cm" style:legend-expansion="high" chart:style-name="ch4"/>
        <chart:plot-area chart:style-name="ch5" table:cell-range-address="'2008'.C144:'2008'.G147" chart:data-source-has-labels="both" svg:x="1.098cm" svg:y="1.864cm" svg:width="9.429cm" svg:height="6.36cm">
          <chartooo:coordinate-region svg:x="2.23cm" svg:y="2.02cm" svg:width="8.205cm" svg:height="5.643cm"/>
          <chart:axis chart:dimension="x" chart:name="primary-x" chart:style-name="ch6" chartooo:axis-type="text">
            <chart:title svg:x="4.807cm" svg:y="8.676cm" chart:style-name="ch7">
              <text:p>Cluster Size</text:p>
            </chart:title>
            <chart:categories table:cell-range-address="'2008'.D144:'2008'.G144"/>
          </chart:axis>
          <chart:axis chart:dimension="y" chart:name="primary-y" chart:style-name="ch8">
            <chart:title svg:x="0.274cm" svg:y="6.68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45:'2008'.G145" chart:label-cell-address="'2008'.C145:'2008'.C145" chart:class="chart:line">
            <chart:data-point chart:repeated="4"/>
          </chart:series>
          <chart:series chart:style-name="ch12" chart:values-cell-range-address="'2008'.D146:'2008'.G146" chart:label-cell-address="'2008'.C146:'2008'.C146" chart:class="chart:line">
            <chart:data-point chart:repeated="4"/>
          </chart:series>
          <chart:series chart:style-name="ch13" chart:values-cell-range-address="'2008'.D147:'2008'.G147" chart:label-cell-address="'2008'.C147:'2008'.C147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44:'2008'.G14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45:'2008'.C145</svg:desc>
                </draw:g>
              </table:table-cell>
              <table:table-cell office:value-type="float" office:value="6837">
                <text:p>6837</text:p>
                <draw:g>
                  <svg:desc>'2008'.D145:'2008'.G145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46:'2008'.C146</svg:desc>
                </draw:g>
              </table:table-cell>
              <table:table-cell office:value-type="float" office:value="6838">
                <text:p>6838</text:p>
                <draw:g>
                  <svg:desc>'2008'.D146:'2008'.G146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UDP</text:p>
                <draw:g>
                  <svg:desc>'2008'.C147:'2008'.C147</svg:desc>
                </draw:g>
              </table:table-cell>
              <table:table-cell office:value-type="float" office:value="6730">
                <text:p>6730</text:p>
                <draw:g>
                  <svg:desc>'2008'.D147:'2008'.G147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643cm" svg:height="9.339cm" xlink:href=".." xlink:type="simple" chart:class="chart:line" chart:style-name="ch1">
        <chart:title svg:x="5.483cm" svg:y="0.191cm" chart:style-name="ch2">
          <text:p>TCP vs. UDP</text:p>
        </chart:title>
        <chart:subtitle svg:x="0.485cm" svg:y="0.932cm" chart:style-name="ch3">
          <text:p>(400 concurrent clients, ATTRIBUTE, SET_AND_NON_PRIMITIVE_GET)</text:p>
        </chart:subtitle>
        <chart:legend chart:legend-position="end" svg:x="10.821cm" svg:y="3.737cm" style:legend-expansion="high" chart:style-name="ch4"/>
        <chart:plot-area chart:style-name="ch5" table:cell-range-address="'2008'.C167:'2008'.G171" chart:data-source-has-labels="both" svg:x="1.101cm" svg:y="1.63cm" svg:width="9.49cm" svg:height="6.478cm">
          <chartooo:coordinate-region svg:x="2.233cm" svg:y="1.786cm" svg:width="8.266cm" svg:height="5.761cm"/>
          <chart:axis chart:dimension="x" chart:name="primary-x" chart:style-name="ch6" chartooo:axis-type="text">
            <chart:title svg:x="4.841cm" svg:y="8.559cm" chart:style-name="ch7">
              <text:p>Cluster Size</text:p>
            </chart:title>
            <chart:categories table:cell-range-address="'2008'.D167:'2008'.G167"/>
          </chart:axis>
          <chart:axis chart:dimension="y" chart:name="primary-y" chart:style-name="ch8">
            <chart:title svg:x="0.276cm" svg:y="6.506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68:'2008'.G168" chart:label-cell-address="'2008'.C168:'2008'.C168" chart:class="chart:line">
            <chart:data-point chart:repeated="4"/>
          </chart:series>
          <chart:series chart:style-name="ch12" chart:values-cell-range-address="'2008'.D169:'2008'.G169" chart:label-cell-address="'2008'.C169:'2008'.C169" chart:class="chart:line">
            <chart:data-point chart:repeated="4"/>
          </chart:series>
          <chart:series chart:style-name="ch13" chart:values-cell-range-address="'2008'.D170:'2008'.G170" chart:label-cell-address="'2008'.C170:'2008'.C170" chart:class="chart:line">
            <chart:data-point chart:repeated="4"/>
          </chart:series>
          <chart:series chart:style-name="ch14" chart:values-cell-range-address="'2008'.D171:'2008'.G171" chart:label-cell-address="'2008'.C171:'2008'.C171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67:'2008'.G167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68:'2008'.C168</svg:desc>
                </draw:g>
              </table:table-cell>
              <table:table-cell office:value-type="float" office:value="6837">
                <text:p>6837</text:p>
                <draw:g>
                  <svg:desc>'2008'.D168:'2008'.G168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UDP</text:p>
                <draw:g>
                  <svg:desc>'2008'.C169:'2008'.C169</svg:desc>
                </draw:g>
              </table:table-cell>
              <table:table-cell office:value-type="float" office:value="6838">
                <text:p>6838</text:p>
                <draw:g>
                  <svg:desc>'2008'.D169:'2008'.G169</svg:desc>
                </draw:g>
              </table:table-cell>
              <table:table-cell office:value-type="float" office:value="4257">
                <text:p>4257</text:p>
              </table:table-cell>
              <table:table-cell office:value-type="float" office:value="8654">
                <text:p>8654</text:p>
              </table:table-cell>
              <table:table-cell office:value-type="float" office:value="8706">
                <text:p>8706</text:p>
              </table:table-cell>
            </table:table-row>
            <table:table-row>
              <table:table-cell office:value-type="string">
                <text:p>TOTAL+TCP</text:p>
                <draw:g>
                  <svg:desc>'2008'.C170:'2008'.C170</svg:desc>
                </draw:g>
              </table:table-cell>
              <table:table-cell office:value-type="float" office:value="6747">
                <text:p>6747</text:p>
                <draw:g>
                  <svg:desc>'2008'.D170:'2008'.G170</svg:desc>
                </draw:g>
              </table:table-cell>
              <table:table-cell office:value-type="float" office:value="4387">
                <text:p>4387</text:p>
              </table:table-cell>
              <table:table-cell office:value-type="float" office:value="4669">
                <text:p>4669</text:p>
              </table:table-cell>
              <table:table-cell office:value-type="float" office:value="4760">
                <text:p>4760</text:p>
              </table:table-cell>
            </table:table-row>
            <table:table-row>
              <table:table-cell office:value-type="string">
                <text:p>TOTAL+UDP</text:p>
                <draw:g>
                  <svg:desc>'2008'.C171:'2008'.C171</svg:desc>
                </draw:g>
              </table:table-cell>
              <table:table-cell office:value-type="float" office:value="6730">
                <text:p>6730</text:p>
                <draw:g>
                  <svg:desc>'2008'.D171:'2008'.G171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297cm" svg:height="9cm" xlink:href=".." xlink:type="simple" chart:class="chart:line" chart:style-name="ch1">
        <chart:title svg:x="5.02cm" svg:y="0.183cm" chart:style-name="ch2">
          <text:p>Cost of REPL_SYNC</text:p>
        </chart:title>
        <chart:subtitle svg:x="0.87cm" svg:y="0.917cm" chart:style-name="ch3">
          <text:p>(400 concurrent clients, ATTRIBUTE, SET_AND_NON_PRIMITIVE_GET)</text:p>
        </chart:subtitle>
        <chart:legend chart:legend-position="end" svg:x="10.554cm" svg:y="3.569cm" style:legend-expansion="high" chart:style-name="ch4"/>
        <chart:plot-area chart:style-name="ch5" table:cell-range-address="'2008'.C189:'2008'.G193" chart:data-source-has-labels="both" svg:x="1.126cm" svg:y="1.607cm" svg:width="9.141cm" svg:height="6.184cm">
          <chartooo:coordinate-region svg:x="2.258cm" svg:y="1.763cm" svg:width="7.917cm" svg:height="5.467cm"/>
          <chart:axis chart:dimension="x" chart:name="primary-x" chart:style-name="ch6" chartooo:axis-type="text">
            <chart:title svg:x="4.692cm" svg:y="8.234cm" chart:style-name="ch7">
              <text:p>Cluster Size</text:p>
            </chart:title>
            <chart:categories table:cell-range-address="'2008'.D189:'2008'.G189"/>
          </chart:axis>
          <chart:axis chart:dimension="y" chart:name="primary-y" chart:style-name="ch8">
            <chart:title svg:x="0.289cm" svg:y="6.334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90:'2008'.G190" chart:label-cell-address="'2008'.C190:'2008'.C190" chart:class="chart:line">
            <chart:data-point chart:repeated="4"/>
          </chart:series>
          <chart:series chart:style-name="ch12" chart:values-cell-range-address="'2008'.D191:'2008'.G191" chart:label-cell-address="'2008'.C191:'2008'.C191" chart:class="chart:line">
            <chart:data-point chart:repeated="4"/>
          </chart:series>
          <chart:series chart:style-name="ch13" chart:values-cell-range-address="'2008'.D192:'2008'.G192" chart:label-cell-address="'2008'.C192:'2008'.C192" chart:class="chart:line">
            <chart:data-point chart:repeated="4"/>
          </chart:series>
          <chart:series chart:style-name="ch14" chart:values-cell-range-address="'2008'.D193:'2008'.G193" chart:label-cell-address="'2008'.C193:'2008'.C193" chart:class="chart:line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89:'2008'.G18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UDDY+TCP</text:p>
                <draw:g>
                  <svg:desc>'2008'.C190:'2008'.C190</svg:desc>
                </draw:g>
              </table:table-cell>
              <table:table-cell office:value-type="float" office:value="6837">
                <text:p>6837</text:p>
                <draw:g>
                  <svg:desc>'2008'.D190:'2008'.G190</svg:desc>
                </draw:g>
              </table:table-cell>
              <table:table-cell office:value-type="float" office:value="3679">
                <text:p>3679</text:p>
              </table:table-cell>
              <table:table-cell office:value-type="float" office:value="8356">
                <text:p>8356</text:p>
              </table:table-cell>
              <table:table-cell office:value-type="float" office:value="8658">
                <text:p>8658</text:p>
              </table:table-cell>
            </table:table-row>
            <table:table-row>
              <table:table-cell office:value-type="string">
                <text:p>BUDDY+TCP+SYNC</text:p>
                <draw:g>
                  <svg:desc>'2008'.C191:'2008'.C191</svg:desc>
                </draw:g>
              </table:table-cell>
              <table:table-cell office:value-type="float" office:value="6695">
                <text:p>6695</text:p>
                <draw:g>
                  <svg:desc>'2008'.D191:'2008'.G191</svg:desc>
                </draw:g>
              </table:table-cell>
              <table:table-cell office:value-type="float" office:value="1744">
                <text:p>1744</text:p>
              </table:table-cell>
              <table:table-cell office:value-type="float" office:value="4858">
                <text:p>4858</text:p>
              </table:table-cell>
              <table:table-cell office:value-type="float" office:value="8586">
                <text:p>8586</text:p>
              </table:table-cell>
            </table:table-row>
            <table:table-row>
              <table:table-cell office:value-type="string">
                <text:p>TOTAL+UDP</text:p>
                <draw:g>
                  <svg:desc>'2008'.C192:'2008'.C192</svg:desc>
                </draw:g>
              </table:table-cell>
              <table:table-cell office:value-type="float" office:value="6730">
                <text:p>6730</text:p>
                <draw:g>
                  <svg:desc>'2008'.D192:'2008'.G19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TOTAL+UDP+SYNC</text:p>
                <draw:g>
                  <svg:desc>'2008'.C193:'2008'.C193</svg:desc>
                </draw:g>
              </table:table-cell>
              <table:table-cell office:value-type="float" office:value="6394">
                <text:p>6394</text:p>
                <draw:g>
                  <svg:desc>'2008'.D193:'2008'.G193</svg:desc>
                </draw:g>
              </table:table-cell>
              <table:table-cell office:value-type="float" office:value="1857">
                <text:p>1857</text:p>
              </table:table-cell>
              <table:table-cell office:value-type="float" office:value="1763">
                <text:p>1763</text:p>
              </table:table-cell>
              <table:table-cell office:value-type="float" office:value="1652">
                <text:p>16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2.999059677124pt" style:font-size-asian="12.999059677124pt" style:font-size-complex="12.999059677124pt"/>
    </style:style>
    <style:style style:name="ch3" style:family="chart">
      <style:text-properties fo:font-size="10.9992046356201pt" style:font-size-asian="10.9992046356201pt" style:font-size-complex="10.9992046356201pt"/>
    </style:style>
    <style:style style:name="ch4" style:family="chart">
      <style:graphic-properties draw:stroke="none" svg:stroke-color="#b3b3b3" draw:fill="none" draw:fill-color="#e6e6e6"/>
      <style:text-properties fo:font-size="7.99942111968994pt" style:font-size-asian="7.99942111968994pt" style:font-size-complex="7.99942111968994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8.99934864044189pt" style:font-size-asian="8.99934864044189pt" style:font-size-complex="8.9993486404418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8.99934864044189pt" style:font-size-asian="8.99934864044189pt" style:font-size-complex="8.9993486404418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39cm" svg:height="9.08cm" xlink:href=".." xlink:type="simple" chart:class="chart:line" chart:style-name="ch1">
        <chart:title svg:x="3.173cm" svg:y="0.187cm" chart:style-name="ch2">
          <text:p>Performance Before Optimization</text:p>
        </chart:title>
        <chart:subtitle svg:x="4.865cm" svg:y="1.018cm" chart:style-name="ch3">
          <text:p>(400 concurrent clients)</text:p>
        </chart:subtitle>
        <chart:legend chart:legend-position="end" svg:x="8.917cm" svg:y="3.722cm" style:legend-expansion="high" chart:style-name="ch4"/>
        <chart:plot-area chart:style-name="ch5" table:cell-range-address="'2008'.C73:'2008'.G75" chart:data-source-has-labels="both" svg:x="1.107cm" svg:y="1.796cm" svg:width="8.879cm" svg:height="6.112cm">
          <chartooo:coordinate-region svg:x="2.239cm" svg:y="1.952cm" svg:width="7.655cm" svg:height="5.395cm"/>
          <chart:axis chart:dimension="x" chart:name="primary-x" chart:style-name="ch6" chartooo:axis-type="text">
            <chart:title svg:x="4.544cm" svg:y="8.239cm" chart:style-name="ch7">
              <text:p>Cluster Size</text:p>
            </chart:title>
            <chart:categories table:cell-range-address="'2008'.D73:'2008'.G73"/>
          </chart:axis>
          <chart:axis chart:dimension="y" chart:name="primary-y" chart:style-name="ch8">
            <chart:title svg:x="0.279cm" svg:y="6.69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74:'2008'.G74" chart:label-cell-address="'2008'.C74:'2008'.C74" chart:class="chart:line">
            <chart:data-point chart:repeated="4"/>
          </chart:series>
          <chart:series chart:style-name="ch12" chart:values-cell-range-address="'2008'.D75:'2008'.G75" chart:label-cell-address="'2008'.C75:'2008'.C7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73:'2008'.G73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efault Distributed Session</text:p>
                <draw:g>
                  <svg:desc>'2008'.C74:'2008'.C74</svg:desc>
                </draw:g>
              </table:table-cell>
              <table:table-cell office:value-type="float" office:value="6303">
                <text:p>6303</text:p>
                <draw:g>
                  <svg:desc>'2008'.D74:'2008'.G74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Non-Distributed Session</text:p>
                <draw:g>
                  <svg:desc>'2008'.C75:'2008'.C75</svg:desc>
                </draw:g>
              </table:table-cell>
              <table:table-cell office:value-type="float" office:value="8964">
                <text:p>8964</text:p>
                <draw:g>
                  <svg:desc>'2008'.D75:'2008'.G75</svg:desc>
                </draw:g>
              </table:table-cell>
              <table:table-cell office:value-type="float" office:value="9047">
                <text:p>9047</text:p>
              </table:table-cell>
              <table:table-cell office:value-type="float" office:value="9021">
                <text:p>9021</text:p>
              </table:table-cell>
              <table:table-cell office:value-type="float" office:value="9037">
                <text:p>90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829cm" svg:height="9.955cm" xlink:href=".." xlink:type="simple" chart:class="chart:line" chart:style-name="ch1">
        <chart:title svg:x="2.942cm" svg:y="0.203cm" chart:style-name="ch2">
          <text:p>Optimization of Replication Granularity</text:p>
        </chart:title>
        <chart:subtitle svg:x="1.775cm" svg:y="0.957cm" chart:style-name="ch3">
          <text:p>(400 concurrent clients, SET_AND_NON_PRIMITIVE_GET)</text:p>
        </chart:subtitle>
        <chart:legend chart:legend-position="end" svg:x="10.176cm" svg:y="4.457cm" style:legend-expansion="high" chart:style-name="ch4"/>
        <chart:plot-area chart:style-name="ch5" table:cell-range-address="'2008'.C94:'2008'.G96" chart:data-source-has-labels="both" svg:x="1.109cm" svg:y="1.669cm" svg:width="8.997cm" svg:height="7.016cm">
          <chartooo:coordinate-region svg:x="2.086cm" svg:y="1.825cm" svg:width="7.928cm" svg:height="6.299cm"/>
          <chart:axis chart:dimension="x" chart:name="primary-x" chart:style-name="ch6" chartooo:axis-type="text">
            <chart:title svg:x="4.602cm" svg:y="9.15cm" chart:style-name="ch7">
              <text:p>Cluster Size</text:p>
            </chart:title>
            <chart:categories table:cell-range-address="'2008'.D94:'2008'.G94"/>
          </chart:axis>
          <chart:axis chart:dimension="y" chart:name="primary-y" chart:style-name="ch8">
            <chart:title svg:x="0.28cm" svg:y="6.819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95:'2008'.G95" chart:label-cell-address="'2008'.C95:'2008'.C95" chart:class="chart:line">
            <chart:data-point chart:repeated="4"/>
          </chart:series>
          <chart:series chart:style-name="ch12" chart:values-cell-range-address="'2008'.D96:'2008'.G96" chart:label-cell-address="'2008'.C96:'2008'.C9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94:'2008'.G9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</text:p>
                <draw:g>
                  <svg:desc>'2008'.C95:'2008'.C95</svg:desc>
                </draw:g>
              </table:table-cell>
              <table:table-cell office:value-type="float" office:value="6730">
                <text:p>6730</text:p>
                <draw:g>
                  <svg:desc>'2008'.D95:'2008'.G9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 (Default)</text:p>
                <draw:g>
                  <svg:desc>'2008'.C96:'2008'.C96</svg:desc>
                </draw:g>
              </table:table-cell>
              <table:table-cell office:value-type="float" office:value="6303">
                <text:p>6303</text:p>
                <draw:g>
                  <svg:desc>'2008'.D96:'2008'.G96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324cm" svg:height="9.791cm" xlink:href=".." xlink:type="simple" chart:class="chart:line" chart:style-name="ch1">
        <chart:title svg:x="3.558cm" svg:y="0.2cm" chart:style-name="ch2">
          <text:p>Optimization of Replication Trigger</text:p>
        </chart:title>
        <chart:subtitle svg:x="5.108cm" svg:y="0.947cm" chart:style-name="ch3">
          <text:p>(400 concurrent clients)</text:p>
        </chart:subtitle>
        <chart:legend chart:legend-position="end" svg:x="9.532cm" svg:y="4cm" style:legend-expansion="high" chart:style-name="ch4"/>
        <chart:plot-area chart:style-name="ch5" table:cell-range-address="'2008'.C120:'2008'.G123" chart:data-source-has-labels="both" svg:x="1.128cm" svg:y="1.651cm" svg:width="9.112cm" svg:height="6.888cm">
          <chartooo:coordinate-region svg:x="2.26cm" svg:y="1.807cm" svg:width="7.888cm" svg:height="6.171cm"/>
          <chart:axis chart:dimension="x" chart:name="primary-x" chart:style-name="ch6" chartooo:axis-type="text">
            <chart:title svg:x="4.679cm" svg:y="8.995cm" chart:style-name="ch7">
              <text:p>Cluster Size</text:p>
            </chart:title>
            <chart:categories table:cell-range-address="'2008'.D120:'2008'.G120"/>
          </chart:axis>
          <chart:axis chart:dimension="y" chart:name="primary-y" chart:style-name="ch8">
            <chart:title svg:x="0.29cm" svg:y="6.722cm" chart:style-name="ch9">
              <text:p>Requests / second</text:p>
            </chart:title>
            <chart:grid chart:style-name="ch10" chart:class="major"/>
          </chart:axis>
          <chart:series chart:style-name="ch11" chart:values-cell-range-address="'2008'.D121:'2008'.G121" chart:label-cell-address="'2008'.C121:'2008'.C121" chart:class="chart:line">
            <chart:data-point chart:repeated="4"/>
          </chart:series>
          <chart:series chart:style-name="ch12" chart:values-cell-range-address="'2008'.D122:'2008'.G122" chart:label-cell-address="'2008'.C122:'2008'.C122" chart:class="chart:line">
            <chart:data-point chart:repeated="4"/>
          </chart:series>
          <chart:series chart:style-name="ch13" chart:values-cell-range-address="'2008'.D123:'2008'.G123" chart:label-cell-address="'2008'.C123:'2008'.C12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2008'.D120:'2008'.G120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TTRIBUTE+SET</text:p>
                <draw:g>
                  <svg:desc>'2008'.C121:'2008'.C121</svg:desc>
                </draw:g>
              </table:table-cell>
              <table:table-cell office:value-type="float" office:value="8823">
                <text:p>8823</text:p>
                <draw:g>
                  <svg:desc>'2008'.D121:'2008'.G121</svg:desc>
                </draw:g>
              </table:table-cell>
              <table:table-cell office:value-type="float" office:value="8913">
                <text:p>8913</text:p>
              </table:table-cell>
              <table:table-cell office:value-type="float" office:value="9022">
                <text:p>9022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string">
                <text:p>ATTRIBUTE+SANPG</text:p>
                <draw:g>
                  <svg:desc>'2008'.C122:'2008'.C122</svg:desc>
                </draw:g>
              </table:table-cell>
              <table:table-cell office:value-type="float" office:value="6730">
                <text:p>6730</text:p>
                <draw:g>
                  <svg:desc>'2008'.D122:'2008'.G122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4315">
                <text:p>4315</text:p>
              </table:table-cell>
              <table:table-cell office:value-type="float" office:value="5399">
                <text:p>5399</text:p>
              </table:table-cell>
            </table:table-row>
            <table:table-row>
              <table:table-cell office:value-type="string">
                <text:p>SESSION+SANPG (Default)</text:p>
                <draw:g>
                  <svg:desc>'2008'.C123:'2008'.C123</svg:desc>
                </draw:g>
              </table:table-cell>
              <table:table-cell office:value-type="float" office:value="6303">
                <text:p>6303</text:p>
                <draw:g>
                  <svg:desc>'2008'.D123:'2008'.G123</svg:desc>
                </draw:g>
              </table:table-cell>
              <table:table-cell office:value-type="float" office:value="496">
                <text:p>496</text:p>
              </table:table-cell>
              <table:table-cell office:value-type="float" office:value="752">
                <text:p>752</text:p>
              </table:table-cell>
              <table:table-cell office:value-type="float" office:value="1192">
                <text:p>119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dc9775d-05ecbee-0851ad3-1586698-727bf66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